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://www.orbifly.com/member/metmap.php?lang=FRA">http://www.orbifly.com/member/metmap.php?lang=FRA</text:a></text:p>
      <text:p text:style-name="Standard"/>
      <text:p text:style-name="Standard"/>
      <text:p text:style-name="Standard">Un seul site pour la météo et les Notams</text:p>
      <text:p text:style-name="Standard"><text:a xlink:type="simple" xlink:href="http://olivia.aviation-civile.gouv.fr/">http://olivia.aviation-civile.gouv.fr/</text:a></text:p>
      <text:p text:style-name="Standard"/>
      <text:p text:style-name="Standard"/>
      <text:p text:style-name="Standard">cartes Vac </text:p>
      <text:p text:style-name="Standard"><text:a xlink:type="simple" xlink:href="http://www.sia.aviation-civile.gouv.fr/aip/enligne/FR/VACProduitPartieframeset.htm">www.sia.aviation-civile.gouv.fr/aip/enligne/FR/VACProduitPartieframeset.htm</text:a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1T19:42:00</meta:creation-date>
    <dc:date>2014-01-21T20:12:32</dc:date>
    <meta:editing-duration>PT25M23S</meta:editing-duration>
    <meta:editing-cycles>3</meta:editing-cycles>
    <meta:generator>OpenOffice.org/3.4.1$Unix OpenOffice.org_project/341m1$Build-9593</meta:generator>
    <meta:document-statistic meta:table-count="0" meta:image-count="0" meta:object-count="0" meta:page-count="1" meta:paragraph-count="5" meta:word-count="14" meta:character-count="213"/>
  </office:meta>
</office:document-meta>
</file>